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SUS AND THE DEVIL (4:1-1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SUS AND THE DEVIL (4:1-11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ttacks (4:1-1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attacks (4:1-10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First round (4:1-4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First round (4:1-4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temptation (4:1-3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triumph (4:4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attacks (4:1-10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First round (4:1-4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Second round (4:5-7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Second round (4:5-7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temptation (4:5-6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triumph (4:7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attacks (4:1-10)<text:s text:c="1"/></text:span><text:span text:style-name="a507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First round (4:1-4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Second round (4:5-7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ird round (4:8-10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Third round (4:8-10)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temptation (4:8-9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triumph (4:10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 attacks (4:1-10)<text:s text:c="1"/></text:span><text:span text:style-name="a540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First round (4:1-4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Second round (4:5-7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ird round (4:8-10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JESUS AND THE DEVIL (4:1-11):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The attacks (4:1-10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angels (4:11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MATTHEW 4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JESUS AND THE DEVIL (4:1-11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JESUS AND THE DESPERATE (4:12-17, 23-25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JESUS AND THE DESPERATE (4:12-17, 23-25):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o the spiritually darkened (4:12-17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o the physically disabled (4:23-25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MATTHEW 4<text:s text:c="1"/></text:span><text:span text:style-name="a603" text:class-names=""/></text:p>
          </draw:text-box>
          <svg:title/>
          <svg:desc/>
        </draw:frame>
        <draw:frame draw:id="id108" presentation:style-name="a618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JESUS AND THE DEVIL (4:1-11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JESUS AND THE DESPERATE (4:12-17, 23-25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JESUS AND THE DISCIPLES (4:18-22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4" draw:style-name="a619" draw:master-page-name="Master1-Layout1-title-Title-Slide" presentation:presentation-page-layout-name="Master1-PPL1" draw:id="Slide-269">
        <draw:frame draw:id="id109" presentation:style-name="a623" draw:name="Title 1" svg:x="1.38in" svg:y="0.83in" svg:width="10.3in" svg:height="4.42in" presentation:class="title" presentation:placeholder="false">
          <draw:text-box>
            <text:p text:style-name="a622" text:class-names="" text:cond-style-name=""><text:span text:style-name="a620" text:class-names="">JESUS AND THE DISCIPLES (4:18-22):<text:s text:c="1"/></text:span><text:span text:style-name="a621" text:class-names=""/></text:p>
          </draw:text-box>
          <svg:title/>
          <svg:desc/>
        </draw:frame>
        <draw:frame draw:id="id110" presentation:style-name="a628" draw:name="Subtitle 2" svg:x="1.38in" svg:y="5.25in" svg:width="10.3in" svg:height="1.85in" presentation:class="subtitle" presentation:placeholder="false">
          <draw:text-box>
            <text:p text:style-name="a625" text:class-names="" text:cond-style-name=""><text:span text:style-name="a624" text:class-names=""><text:s text:c="1"/>Peter and Andrew (4:18-20)<text:s text:c="1"/></text:span></text:p>
            <text:p text:style-name="a627" text:class-names="" text:cond-style-name=""><text:span text:style-name="a626" text:class-names=""/></text:p>
          </draw:text-box>
          <svg:title/>
          <svg:desc/>
        </draw:frame>
      </draw:page>
      <draw:page draw:name="Slide15" draw:style-name="a629" draw:master-page-name="Master1-Layout12-tx-Title-and-Text" presentation:presentation-page-layout-name="Master1-PPL12" draw:id="Slide-270">
        <draw:frame draw:id="id111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Peter and Andrew (4:18-20)<text:s text:c="1"/></text:span><text:span text:style-name="a631" text:class-names=""/></text:p>
          </draw:text-box>
          <svg:title/>
          <svg:desc/>
        </draw:frame>
        <draw:frame draw:id="id112" presentation:style-name="a643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The fishermen (4:18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fishers of men (4:19-20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6" draw:style-name="a644" draw:master-page-name="Master1-Layout12-tx-Title-and-Text" presentation:presentation-page-layout-name="Master1-PPL12" draw:id="Slide-271">
        <draw:frame draw:id="id113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JESUS AND THE DISCIPLES (4:18-22):<text:s text:c="1"/></text:span><text:span text:style-name="a646" text:class-names=""/></text:p>
          </draw:text-box>
          <svg:title/>
          <svg:desc/>
        </draw:frame>
        <draw:frame draw:id="id114" presentation:style-name="a658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Peter and Andrew (4:18-20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James and John (4:21-22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7" draw:style-name="a659" draw:master-page-name="Master1-Layout12-tx-Title-and-Text" presentation:presentation-page-layout-name="Master1-PPL12" draw:id="Slide-272">
        <draw:frame draw:id="id115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<text:s text:c="1"/>James and John (4:21-22)<text:s text:c="1"/></text:span><text:span text:style-name="a661" text:class-names=""/></text:p>
          </draw:text-box>
          <svg:title/>
          <svg:desc/>
        </draw:frame>
        <draw:frame draw:id="id116" presentation:style-name="a673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Repairing their nets (4:21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Renouncing their nets (4:22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8" draw:style-name="a674" draw:master-page-name="Master1-Layout12-tx-Title-and-Text" presentation:presentation-page-layout-name="Master1-PPL12" draw:id="Slide-273">
        <draw:frame draw:id="id117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JESUS AND THE DISCIPLES (4:18-22):<text:s text:c="1"/></text:span><text:span text:style-name="a676" text:class-names=""/></text:p>
          </draw:text-box>
          <svg:title/>
          <svg:desc/>
        </draw:frame>
        <draw:frame draw:id="id118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Peter and Andrew (4:18-20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James and John (4:21-22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9" draw:style-name="a689" draw:master-page-name="Master1-Layout12-tx-Title-and-Text" presentation:presentation-page-layout-name="Master1-PPL12" draw:id="Slide-274">
        <draw:frame draw:id="id119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MATTHEW 4<text:s text:c="1"/></text:span><text:span text:style-name="a691" text:class-names=""/></text:p>
          </draw:text-box>
          <svg:title/>
          <svg:desc/>
        </draw:frame>
        <draw:frame draw:id="id120" presentation:style-name="a706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JESUS AND THE DEVIL (4:1-11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JESUS AND THE DESPERATE (4:12-17, 23-25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JESUS AND THE DISCIPLES (4:18-22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4 </dc:title>
    <meta:initial-creator>David STRICKLAND</meta:initial-creator>
    <dc:creator>David STRICKLAND</dc:creator>
    <meta:creation-date>2020-02-23T23:16:27Z</meta:creation-date>
    <dc:date>2020-02-23T23:16:27Z</dc:date>
    <meta:template xlink:href="BibleStudy" xlink:type="simple"/>
    <meta:editing-cycles>1</meta:editing-cycles>
    <meta:editing-duration>PT0S</meta:editing-duration>
    <meta:document-statistic meta:paragraph-count="57" meta:word-count="364"/>
  </office:meta>
</office:document-meta>
</file>